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176ac"/>
    </style:style>
    <style:style style:name="T6"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6">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ext:span text:style-name="T5">search</text:span>.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9"/>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9"/>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4283284132754142108" text:style-name="WWNum1">
        <text:list-header>
          <text:p text:style-name="P20">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48965558261" text:continue-numbering="true" text:style-name="WWNum1">
        <text:list-header>
          <text:p text:style-name="P21">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47.005265991</dc:date>
    <meta:generator>LibreOffice/4.2.3.3$Linux_X86_64 LibreOffice_project/420m0$Build-3</meta:generator>
    <meta:editing-duration>PT50S</meta:editing-duration>
    <meta:editing-cycles>5</meta:editing-cycles>
    <meta:document-statistic meta:table-count="5" meta:image-count="0" meta:object-count="0" meta:page-count="2" meta:paragraph-count="81" meta:word-count="409" meta:character-count="2491" meta:non-whitespace-character-count="2148"/>
  </office:meta>
</office:document-meta>
</file>